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-color="#ffff99" draw:textarea-horizontal-align="justify" draw:textarea-vertical-align="middle" draw:auto-grow-height="false" fo:min-height="0.677cm" fo:min-width="2.728cm"/>
    </style:style>
    <style:style style:name="gr2" style:family="graphic" style:parent-style-name="standard">
      <style:graphic-properties svg:stroke-color="#ccff66" draw:fill-color="#ccff66" draw:textarea-horizontal-align="justify" draw:textarea-vertical-align="middle" draw:auto-grow-height="false" fo:min-height="0.768cm" fo:min-width="5.198cm"/>
    </style:style>
    <style:style style:name="gr3" style:family="graphic" style:parent-style-name="standard">
      <style:graphic-properties svg:stroke-color="#ccff66" draw:fill-color="#ccff66" draw:textarea-horizontal-align="justify" draw:textarea-vertical-align="middle" draw:auto-grow-height="false" fo:min-height="0.677cm" fo:min-width="2.728cm"/>
    </style:style>
    <style:style style:name="gr4" style:family="graphic" style:parent-style-name="standard">
      <style:graphic-properties svg:stroke-color="#9999ff" draw:fill-color="#9999ff" draw:textarea-horizontal-align="justify" draw:textarea-vertical-align="middle" draw:auto-grow-height="false" fo:min-height="1.291cm" fo:min-width="4.356cm"/>
    </style:style>
    <style:style style:name="gr5" style:family="graphic" style:parent-style-name="standard">
      <style:graphic-properties svg:stroke-color="#9999ff" draw:fill-color="#9999ff" draw:textarea-horizontal-align="justify" draw:textarea-vertical-align="middle" draw:auto-grow-height="false" fo:min-height="0.677cm" fo:min-width="2.7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svg:stroke-color="#ccff66" draw:fill-color="#ccff66" draw:textarea-horizontal-align="justify" draw:textarea-vertical-align="middle" draw:auto-grow-height="false" fo:min-height="0.768cm" fo:min-width="2.51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ccff66"/>
      <style:paragraph-properties fo:text-align="center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64cm" svg:height="1.309cm" svg:x="0.119cm" svg:y="0.277cm">
          <text:p text:style-name="P1">genome.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564cm" svg:height="1.309cm" svg:x="7.129cm" svg:y="0.277cm">
          <text:p text:style-name="P1">Orth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698cm" svg:height="1.018cm" svg:x="3.213cm" svg:y="4.788cm">
          <text:p text:style-name="P1">GeneMark-EP/EP+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564cm" svg:height="1.309cm" svg:x="3.78cm" svg:y="6.977cm">
          <text:p text:style-name="P1">genemark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4.856cm" svg:height="1.541cm" svg:x="3.634cm" svg:y="9.275cm">
          <text:p text:style-name="P1">AUGUSTUS</text:p>
          <text:p text:style-name="P1">training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856cm" svg:height="1.541cm" svg:x="3.634cm" svg:y="11.875cm">
          <text:p text:style-name="P1">AUGUSTUS</text:p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4.564cm" svg:height="1.309cm" svg:x="3.78cm" svg:y="14.377cm">
          <text:p text:style-name="P1">augustus.gt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2.401cm" svg:y1="1.586cm" svg:x2="3.213cm" svg:y2="5.297cm" draw:start-shape="id1" draw:start-glue-point="8" draw:end-shape="id2" draw:end-glue-point="3" svg:d="M2401 1586c0 2474 270 3711 812 3711" svg:viewBox="0 0 813 3712">
          <text:p/>
        </draw:connector>
        <draw:connector draw:style-name="gr6" draw:text-style-name="P5" draw:layer="layout" draw:type="curve" svg:x1="9.411cm" svg:y1="1.586cm" svg:x2="6.062cm" svg:y2="2.638cm" draw:start-shape="id3" draw:start-glue-point="8" draw:end-shape="id4" draw:end-glue-point="0" svg:d="M9411 1586c0 789-3349 263-3349 1052" svg:viewBox="0 0 3350 1053">
          <text:p/>
        </draw:connector>
        <draw:connector draw:style-name="gr6" draw:text-style-name="P5" draw:layer="layout" draw:type="curve" svg:x1="9.411cm" svg:y1="1.586cm" svg:x2="8.49cm" svg:y2="12.645cm" draw:start-shape="id3" draw:start-glue-point="8" draw:end-shape="id5" draw:end-glue-point="1" svg:d="M9411 1586c0 7373-307 11059-921 11059" svg:viewBox="0 0 922 11060">
          <text:p/>
        </draw:connector>
        <draw:connector draw:style-name="gr6" draw:text-style-name="P5" draw:layer="layout" draw:type="curve" svg:x1="6.062cm" svg:y1="5.806cm" svg:x2="6.062cm" svg:y2="6.977cm" draw:start-shape="id2" draw:start-glue-point="2" draw:end-shape="id6" svg:d="M6062 5806v1171" svg:viewBox="0 0 1 1172">
          <text:p/>
        </draw:connector>
        <draw:connector draw:style-name="gr7" draw:text-style-name="P5" draw:layer="layout" draw:type="curve" svg:x1="9.411cm" svg:y1="1.586cm" svg:x2="8.49cm" svg:y2="10.045cm" draw:start-shape="id3" draw:start-glue-point="8" draw:end-shape="id7" draw:end-glue-point="1" svg:d="M9411 1586c0 5640-307 8459-921 8459" svg:viewBox="0 0 922 8460">
          <text:p/>
        </draw:connector>
        <draw:connector draw:style-name="gr6" draw:text-style-name="P5" draw:layer="layout" draw:type="curve" svg:x1="6.062cm" svg:y1="8.286cm" svg:x2="6.062cm" svg:y2="9.275cm" draw:start-shape="id6" draw:start-glue-point="8" draw:end-shape="id7" draw:end-glue-point="0" svg:d="M6062 8286v989" svg:viewBox="0 0 1 990">
          <text:p/>
        </draw:connector>
        <draw:connector draw:style-name="gr6" draw:text-style-name="P5" draw:layer="layout" draw:type="curve" svg:x1="6.062cm" svg:y1="10.816cm" svg:x2="6.062cm" svg:y2="11.875cm" draw:start-shape="id7" draw:start-glue-point="2" draw:end-shape="id5" draw:end-glue-point="0" svg:d="M6062 10816v1059" svg:viewBox="0 0 1 1060">
          <text:p/>
        </draw:connector>
        <draw:connector draw:style-name="gr6" draw:text-style-name="P5" draw:layer="layout" draw:type="curve" svg:x1="6.062cm" svg:y1="13.416cm" svg:x2="6.062cm" svg:y2="14.377cm" draw:start-shape="id5" draw:start-glue-point="2" draw:end-shape="id8" draw:end-glue-point="4" svg:d="M6062 13416v961" svg:viewBox="0 0 1 962">
          <text:p/>
        </draw:connector>
        <draw:connector draw:style-name="gr6" draw:text-style-name="P5" draw:layer="layout" draw:type="curve" svg:x1="2.401cm" svg:y1="1.586cm" svg:x2="3.634cm" svg:y2="12.645cm" draw:start-shape="id1" draw:start-glue-point="8" draw:end-shape="id5" draw:end-glue-point="3" svg:d="M2401 1586c0 7373 411 11059 1233 11059" svg:viewBox="0 0 1234 11060">
          <text:p/>
        </draw:connector>
        <draw:custom-shape draw:style-name="gr8" draw:text-style-name="P3" xml:id="id4" draw:id="id4" draw:layer="layout" svg:width="3.017cm" svg:height="1.018cm" svg:x="4.554cm" svg:y="2.638cm">
          <text:p text:style-name="P1">ProtHint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.401cm" svg:y1="1.586cm" svg:x2="6.062cm" svg:y2="2.638cm" draw:start-shape="id1" draw:start-glue-point="8" draw:end-shape="id4" svg:d="M2401 1586c0 789 3661 263 3661 1052" svg:viewBox="0 0 3662 1053">
          <text:p/>
        </draw:connector>
        <draw:connector draw:style-name="gr6" draw:text-style-name="P5" draw:layer="layout" draw:type="curve" svg:x1="6.062cm" svg:y1="3.656cm" svg:x2="6.062cm" svg:y2="4.788cm" draw:start-shape="id4" draw:start-glue-point="2" draw:end-shape="id2" draw:end-glue-point="0" svg:d="M6062 3656v1132" svg:viewBox="0 0 1 11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38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23:38.412792747</meta:creation-date>
    <dc:date>2020-02-20T17:28:24.608675867</dc:date>
    <meta:editing-duration>PT27M54S</meta:editing-duration>
    <meta:editing-cycles>9</meta:editing-cycles>
    <meta:generator>LibreOffice/6.0.7.3$Linux_X86_64 LibreOffice_project/00m0$Build-3</meta:generator>
    <dc:creator>Katharina Jasmin Hoff</dc:creator>
    <meta:document-statistic meta:object-count="19"/>
  </office:meta>
</office:document-meta>
</file>